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1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808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&lt;table id="T5"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caption&gt;</text:p>
          </table:table-cell>
          <table:table-cell office:value-type="string" calcext:value-type="string">
            <text:p>Figure 5. Register Assignments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&lt;/caption&gt;</text:p>
          </table:table-cell>
        </table:table-row>
        <table:table-row table:style-name="ro1">
          <table:table-cell office:value-type="string" calcext:value-type="string">
            <text:p>&lt;thead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tr&gt;&lt;th&gt;</text:p>
          </table:table-cell>
          <table:table-cell/>
          <table:table-cell office:value-type="string" calcext:value-type="string">
            <text:p>&lt;/th&gt;&lt;th&gt;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RS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&lt;/th&gt;&lt;th&gt;</text:p>
          </table:table-cell>
          <table:table-cell/>
          <table:table-cell office:value-type="string" calcext:value-type="string">
            <text:p>&lt;/th&gt;&lt;/tr&gt;</text:p>
          </table:table-cell>
        </table:table-row>
        <table:table-row table:style-name="ro1">
          <table:table-cell office:value-type="string" calcext:value-type="string">
            <text:p>&lt;/thead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tbody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8086&lt;sup&gt;[1]&lt;/sup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LAX84"&gt;[LAX84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8086&lt;sup&gt;[2]&lt;/sup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SER90"&gt;[SER90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68000" calcext:value-type="float">
            <text:p>68000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7=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CUR86"&gt;[CUR86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string" calcext:value-type="string">
            <text:p>PDP-11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6=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JAM80"&gt;[JAM80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6809" calcext:value-type="float">
            <text:p>6809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TAL80"&gt;[TAL80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6502" calcext:value-type="float">
            <text:p>6502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Zpag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Zpag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Zpag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KUN81"&gt;[KUN81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string" calcext:value-type="string">
            <text:p>Z80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LOE81"&gt;[LOE81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string" calcext:value-type="string">
            <text:p>Z8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6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12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14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10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8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MPE92"&gt;[MPE92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8051" calcext:value-type="float">
            <text:p>8051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0,1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2,3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4,5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6,7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PAY90"&gt;[PAY90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/tbody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tfoot&gt;&lt;tr&gt;&lt;td colspan="8"&gt;</text:p>
          </table:table-cell>
          <table:table-cell office:value-type="string" calcext:value-type="string">
            <text:p>&lt;sup&gt;[1]&lt;/sup&gt;F83. &amp;nbsp; &lt;sup&gt;[2]&lt;/sup&gt;Pygmy Forth.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&lt;/td&gt;&lt;/tr&gt;&lt;/tfoot&gt;</text:p>
          </table:table-cell>
        </table:table-row>
        <table:table-row table:style-name="ro1">
          <table:table-cell office:value-type="string" calcext:value-type="string">
            <text:p>&lt;/table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15:59:03.204656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08:08:53.833455514</meta:creation-date>
    <dc:date>2022-01-09T16:00:38.078102280</dc:date>
    <meta:editing-duration>PT27M28S</meta:editing-duration>
    <meta:editing-cycles>7</meta:editing-cycles>
    <meta:generator>LibreOffice/6.4.7.2$Linux_X86_64 LibreOffice_project/40$Build-2</meta:generator>
    <meta:document-statistic meta:table-count="1" meta:cell-count="180" meta:object-count="0"/>
  </office:meta>
</office:document-meta>
</file>